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D2.setF( List &lt; Integer &gt;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2.setK( int 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2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2.setO( in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2.setI( List &lt; CommonObject &gt;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2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2.setJ( int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2.is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2.setG( List &lt; Integer &gt;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2.setH( List &lt; Integer &gt;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2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2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2.get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2.setE( List &lt; Integer &gt;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2.setD( List &lt; Integer &gt;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2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2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2.setN( boolean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2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2.get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2.setL( int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2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2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2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2.i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2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2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2.get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2.setM( boolean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2.g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